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e127a" style:text-blinking="false" fo:background-color="transparen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e127a" officeooo:paragraph-rsid="000e127a" style:text-blinking="false" fo:background-color="transparent" style:font-size-asian="14pt" style:font-size-complex="14pt"/>
    </style:style>
    <style:style style:name="P3" style:family="paragraph" style:parent-style-name="Standard" style:list-style-name="L1">
      <style:paragraph-properties fo:margin-top="0in" fo:margin-bottom="0in" loext:contextual-spacing="false"/>
      <style:text-properties fo:font-size="14pt" officeooo:paragraph-rsid="000e127a" style:font-size-asian="14pt" style:font-size-complex="14pt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e127a" officeooo:paragraph-rsid="000e127a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e127a" style:text-blinking="false" fo:background-color="transparent" loext:char-shading-value="0" style:font-size-asian="14pt" style:font-size-complex="14pt"/>
    </style:style>
    <style:style style:name="T3" style:family="text">
      <style:text-properties officeooo:rsid="000e12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4:29:07.710974168</meta:creation-date>
    <dc:date>2020-04-27T11:07:39.691363500</dc:date>
    <meta:editing-duration>PT11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